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31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2832"/>
          <table:table-cell office:value-type="float" office:value="0.076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82586"/>
          <table:table-cell office:value-type="float" office:value="1.116"/>
          <table:table-cell office:value-type="float" office:value="1.06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9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89186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639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0888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2602"/>
          <table:table-cell office:value-type="float" office:value="0.077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16602"/>
          <table:table-cell office:value-type="float" office:value="0.457"/>
          <table:table-cell office:value-type="float" office:value="0.39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9.47541"/>
          <table:table-cell office:value-type="float" office:value="7.78"/>
          <table:table-cell office:value-type="float" office:value="7.74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0649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3573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8085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83318"/>
          <table:table-cell office:value-type="float" office:value="0.071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6403"/>
          <table:table-cell office:value-type="float" office:value="0.062"/>
          <table:table-cell office:value-type="float" office:value="0.0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4.1033"/>
          <table:table-cell office:value-type="float" office:value="2.341"/>
          <table:table-cell office:value-type="float" office:value="2.3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